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phemia" svg:font-family="Euphemia" style:font-family-generic="swiss" style:font-pitch="variable"/>
    <style:font-face style:name="Franklin Gothic Medium" svg:font-family="'Franklin Gothic Medium'" style:font-family-generic="swiss" style:font-pitch="variable"/>
    <style:font-face style:name="Segoe UI Semibold" svg:font-family="'Segoe UI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haroni"/>
    </style:style>
    <style:style style:name="P2" style:family="paragraph" style:parent-style-name="Standard">
      <style:text-properties style:font-name="Segoe UI Semibold" fo:font-weight="normal" style:font-weight-asian="normal" style:font-weight-complex="normal"/>
    </style:style>
    <style:style style:name="P3" style:family="paragraph" style:parent-style-name="Standard">
      <style:text-properties style:font-name="Segoe UI Semibold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text-properties fo:color="#4c4c4c" style:font-name="Segoe UI Semibold" fo:font-size="13pt" fo:font-weight="normal" style:font-size-asian="13pt" style:font-weight-asian="normal" style:font-size-complex="13pt" style:font-weight-complex="normal"/>
    </style:style>
    <style:style style:name="P5" style:family="paragraph" style:parent-style-name="Standard">
      <style:text-properties style:font-name="Arial" fo:font-size="18pt" style:font-size-asian="18pt" style:font-size-complex="18pt"/>
    </style:style>
    <style:style style:name="P6" style:family="paragraph" style:parent-style-name="Standard">
      <style:text-properties style:font-name="Segoe UI Semibold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font-name="Aharoni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4c4c4c" fo:font-size="13pt" style:font-size-asian="13pt" style:font-size-complex="13pt"/>
    </style:style>
    <style:style style:name="fr1" style:family="graphic" style:parent-style-name="Frame">
      <style:graphic-properties style:run-through="foreground" style:wrap="run-through" style:number-wrapped-paragraphs="no-limit" style:vertical-pos="top" style:vertical-rel="page-content" style:horizontal-pos="center" style:horizontal-rel="paragraph" fo:background-color="#ffff99" style:background-transparency="0%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width="16.251cm" draw:z-index="0">
        <draw:text-box fo:min-height="5.193cm">
          <text:p text:style-name="P5"/>
          <text:p text:style-name="P2"><text:span text:style-name="T1"><text:tab/><text:tab/><text:tab/></text:span><text:span text:style-name="T3">RobotSensors</text:span><text:span text:style-name="T2"><text:tab/><text:tab/><text:tab/></text:span></text:p>
          <text:p text:style-name="P3"><text:tab/><text:tab/><text:tab/><text:tab/><text:tab/><text:tab/></text:p>
          <text:p text:style-name="P2"><text:span text:style-name="T2"><text:tab/><text:tab/><text:tab/><text:tab/></text:span><text:span text:style-name="T4">Expand your sensitivity.</text:span></text:p>
          <text:p text:style-name="P4"><text:tab/><text:tab/><text:tab/><text:tab/>Access android sensors through bluetooth.</text:p>
          <text:p text:style-name="P3"><text:tab/><text:tab/><text:tab/><text:tab/><text:tab/></text:p>
          <text:p text:style-name="P2"><text:tab/></text:p>
        </draw:text-box>
      </draw:frame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haroni" svg:font-family="Aharon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uphemia" svg:font-family="Euphemia" style:font-family-generic="swiss" style:font-pitch="variable"/>
    <style:font-face style:name="Franklin Gothic Medium" svg:font-family="'Franklin Gothic Medium'" style:font-family-generic="swiss" style:font-pitch="variable"/>
    <style:font-face style:name="Segoe UI Semibold" svg:font-family="'Segoe UI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8T12:57:31.31</meta:creation-date>
    <dc:date>2013-07-19T16:48:03.23</dc:date>
    <meta:editing-duration>PT2H48M15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7" meta:word-count="9" meta:character-count="104"/>
  </office:meta>
</office:document-meta>
</file>